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26</text:p>
      <text:p text:style-name="P6">American Genizah Project: Partnership for Posterity</text:p>
      <text:p text:style-name="P6">Sabato Morais Collection Catalogue Template</text:p>
      <text:p text:style-name="P7"/>
      <text:p text:style-name="P7">Cataloguer: Heather Newlin</text:p>
      <text:p text:style-name="P7"/>
      <text:p text:style-name="P7"/>
      <text:p text:style-name="P7">I. Provenance</text:p>
      <text:p text:style-name="P7"/>
      <text:p text:style-name="P7">Source: CAJS Sabato Morais Papers</text:p>
      <text:p text:style-name="P7">Location: Box 8, FF 13</text:p>
      <text:p text:style-name="P7">Restrictions: ?</text:p>
      <text:p text:style-name="P7"/>
      <text:p text:style-name="P7">II. Descriptive Metadata</text:p>
      <text:p text:style-name="P7"/>
      <text:p text:style-name="P7">Script<text:tab/><text:tab/><text:tab/><text:tab/><text:tab/><text:tab/>Manuscript<text:tab/></text:p>
      <text:p text:style-name="P7"><text:s/>(manuscript or typescript) <text:tab/><text:tab/><text:tab/><text:tab/></text:p>
      <text:p text:style-name="P7">Language (s)<text:tab/><text:tab/><text:tab/><text:tab/><text:tab/>English, Hebrew<text:tab/><text:tab/><text:tab/><text:tab/><text:tab/></text:p>
      <text:p text:style-name="P7">Author of letter<text:tab/><text:tab/><text:tab/><text:tab/><text:tab/></text:p>
      <text:p text:style-name="P7">Signed letter<text:tab/><text:tab/><text:tab/><text:tab/><text:tab/></text:p>
      <text:p text:style-name="P7">Unsigned letter</text:p>
      <text:p text:style-name="P7">Dictated letter</text:p>
      <text:p text:style-name="P7">Anonymous</text:p>
      <text:p text:style-name="P7">Addressee of letter<text:tab/><text:tab/><text:tab/><text:tab/></text:p>
      <text:p text:style-name="P7">Addressee as “Editor”<text:tab/><text:tab/><text:tab/><text:tab/></text:p>
      <text:p text:style-name="P7">Date (derived from Hebrew Date)<text:tab/><text:tab/></text:p>
      <text:p text:style-name="P7">Date (derived from Gregorian calendar)<text:tab/></text:p>
      <text:p text:style-name="P7">Month<text:tab/><text:tab/><text:tab/><text:tab/><text:tab/><text:tab/></text:p>
      <text:p text:style-name="P7">Year<text:tab/><text:tab/><text:tab/><text:tab/><text:tab/><text:tab/></text:p>
      <text:p text:style-name="P7">Hebrew Date<text:tab/><text:tab/><text:tab/><text:tab/><text:tab/></text:p>
      <text:p text:style-name="P7">Undated</text:p>
      <text:p text:style-name="P7">City<text:tab/><text:tab/><text:tab/><text:tab/><text:tab/><text:tab/></text:p>
      <text:p text:style-name="P7">State<text:tab/><text:tab/><text:tab/><text:tab/><text:tab/><text:tab/></text:p>
      <text:p text:style-name="P7">Country<text:tab/><text:tab/><text:tab/><text:tab/><text:tab/></text:p>
      <text:p text:style-name="P7">Subject<text:tab/><text:tab/><text:tab/><text:tab/><text:tab/></text:p>
      <text:p text:style-name="P7">Keywords</text:p>
      <text:p text:style-name="P7"/>
      <text:p text:style-name="P7"/>
      <text:p text:style-name="P7">III. Document Types</text:p>
      <text:p text:style-name="P7"/>
      <text:p text:style-name="P7">Correspondence<text:tab/><text:tab/><text:tab/><text:tab/></text:p>
      <text:p text:style-name="P7">(Synagogue) Sermon</text:p>
      <text:p text:style-name="P7">(Public) Discourse</text:p>
      <text:p text:style-name="P7">Literary Document<text:tab/><text:tab/><text:tab/><text:tab/>Y</text:p>
      <text:p text:style-name="P7">Legal Document</text:p>
      <text:p text:style-name="P7">Receipts</text:p>
      <text:p text:style-name="P7">Newspaper Clipping</text:p>
      <text:p text:style-name="P7">Greeting Card</text:p>
      <text:p text:style-name="P7">Calling Card</text:p>
      <text:p text:style-name="P7"><text:soft-page-break/></text:p>
      <text:p text:style-name="P7"/>
      <text:p text:style-name="P7">IV. Physical Features </text:p>
      <text:p text:style-name="P7"/>
      <text:p text:style-name="P7">Condition (e.g. fragile)<text:tab/><text:tab/><text:tab/></text:p>
      <text:p text:style-name="P7">Paper size (letter or legal size)<text:tab/><text:tab/></text:p>
      <text:p text:style-name="P7">Number of Pages<text:tab/><text:tab/><text:tab/><text:tab/>3</text:p>
      <text:p text:style-name="P7">Number of Sheets<text:tab/><text:tab/><text:tab/><text:tab/>1</text:p>
      <text:p text:style-name="P7">Fragment<text:tab/><text:tab/><text:tab/><text:tab/><text:tab/></text:p>
      <text:p text:style-name="P7">Pagination </text:p>
      <text:p text:style-name="P7">Foliation</text:p>
      <text:p text:style-name="P7">Additional Numeration</text:p>
      <text:p text:style-name="P7">Envelope<text:tab/><text:tab/><text:tab/><text:tab/><text:tab/></text:p>
      <text:p text:style-name="P7">Stamp<text:tab/><text:tab/><text:tab/><text:tab/><text:tab/><text:tab/></text:p>
      <text:p text:style-name="P7">Postma<text:tab/>rk<text:tab/><text:tab/><text:tab/><text:tab/><text:tab/></text:p>
      <text:p text:style-name="P7">Wax seal<text:tab/><text:tab/><text:tab/><text:tab/><text:tab/></text:p>
      <text:p text:style-name="P7"/>
      <text:p text:style-name="P7">V. Added entries </text:p>
      <text:p text:style-name="P7"/>
      <text:p text:style-name="P7">Additional names mentioned: </text:p>
      <text:p text:style-name="P7">Additional Places mentioned: </text:p>
      <text:p text:style-name="P7">Additional Dates mentioned:</text:p>
      <text:p text:style-name="P7"/>
      <text:p text:style-name="P7">VI. Notes</text:p>
      <text:p text:style-name="P7"/>
      <text:p text:style-name="P7"/>
      <text:p text:style-name="P7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Mr Morais' Suggestions/</text:p>
      <text:p text:style-name="P4">[Left Column]</text:p>
      <text:p text:style-name="P4">[Hebrew]/</text:p>
      <text:p text:style-name="P4">The absolute of [Hebrew] is [Hebrew] &amp; Existing substance [Hebrew]/</text:p>
      <text:p text:style-name="P4">not [Hebrew]/</text:p>
      <text:p text:style-name="P4">I like the word "amount" as the/</text:p>
      <text:p text:style-name="P4">translation of [Hebrew], better than "quantity"/</text:p>
      <text:p text:style-name="P4">[Hebrew]/</text:p>
      <text:p text:style-name="P4">Inasmuch as [Hebrew] has a <text:span text:style-name="T2">prul</text:span> plural,/</text:p>
      <text:p text:style-name="P4">I would translate it "frog"/</text:p>
      <text:p text:style-name="P4">I do not think, that [Hebrew] is a biblical/</text:p>
      <text:p text:style-name="P4">word, though it is Rabbinical./</text:p>
      <text:p text:style-name="P4">[Hebrew] I consider it to be, "a mixture of/ </text:p>
      <text:p text:style-name="P4">wild-animals"./</text:p>
      <text:p text:style-name="P4">[Hebrew] is never found in the singular, I think it would be preferable to put down the word/</text:p>
      <text:p text:style-name="P4">in the plural, or at least put the word [Hebrew] next to [Hebrew]/</text:p>
      <text:p text:style-name="P4">[Hebrew] had better be translated "<text:span text:style-name="T4">trespass</text:span><text:span text:style-name="T5"> offering," so I think/</text:span></text:p>
      <text:p text:style-name="P4"><text:span text:style-name="T5">I believe that [Hebrew] translated "new wine" instead of </text:span><text:span text:style-name="T4">Must</text:span><text:span text:style-name="T5"> will be/</text:span></text:p>
      <text:p text:style-name="P4"><text:span text:style-name="T5">better understood./</text:span></text:p>
      <text:p text:style-name="P4"><text:soft-page-break/><text:span text:style-name="T3">[Hebrew] is found in the singular in the Pentateuch, [Hebrew]</text:span><text:span text:style-name="T5">/</text:span></text:p>
      <text:p text:style-name="P4"><text:span text:style-name="T5">The word [Hebrew] for "father in law" is never to be found./</text:span></text:p>
      <text:p text:style-name="P4"><text:span text:style-name="T5">[Hebrew] Burial place, or burial, but not </text:span><text:span text:style-name="T4">grave</text:span><text:span text:style-name="T5">/</text:span></text:p>
      <text:p text:style-name="P4"><text:span text:style-name="T3">Why not put [Hebrew] in the singular, as long as we find it in the</text:span><text:span text:style-name="T5">/</text:span></text:p>
      <text:p text:style-name="P4"><text:span text:style-name="T3">Bible?</text:span><text:span text:style-name="T5">/</text:span></text:p>
      <text:p text:style-name="P4"><text:span text:style-name="T5">It strikes me that [Hebrew] cannot properly be rendered "Cattle to be slain"/</text:span></text:p>
      <text:p text:style-name="P4"><text:span text:style-name="T5">"as slaughtered animal" would answer better./</text:span></text:p>
      <text:p text:style-name="P4"><text:span text:style-name="T3">Why not put [Hebrew] in the singular, as long as it is biblical?</text:span><text:span text:style-name="T5">/</text:span></text:p>
      <text:p text:style-name="P4"><text:span text:style-name="T5">The word [Hebrew] in the absolute is never found, at least I believe so, I would therefore/</text:span></text:p>
      <text:p text:style-name="P4"><text:span text:style-name="T5">prefer </text:span><text:span text:style-name="T3">feel</text:span><text:span text:style-name="T5"> putting [Hebrew]./</text:span></text:p>
      <text:p text:style-name="P4"><text:span text:style-name="T5">The primitive meaning of [Hebrew] is "exactor," I would use it,/ and put "task master" in parenthesis./</text:span></text:p>
      <text:p text:style-name="P4"><text:span text:style-name="T5">Turn over/</text:span></text:p>
      <text:p text:style-name="P4"><text:span text:style-name="T5"/></text:p>
      <text:p text:style-name="P4"><text:span text:style-name="T5">[Right column]/</text:span></text:p>
      <text:p text:style-name="P4"><text:span text:style-name="T5">[Hebrew]/</text:span></text:p>
      <text:p text:style-name="P4"><text:span text:style-name="T5">Face, surface [Hebrew]/</text:span></text:p>
      <text:p text:style-name="P4"><text:span text:style-name="T5">to be altered [Hebrew]/</text:span></text:p>
      <text:p text:style-name="P4"><text:span text:style-name="T5">[Hebrew] vegetable [Hebrew]/</text:span></text:p>
      <text:p text:style-name="P4"><text:span text:style-name="T5">[Hebrew] Narrative [Hebrew]/</text:span></text:p>
      <text:p text:style-name="P4"><text:span text:style-name="T5">[Hebrew] Instead [Hebrew]/</text:span></text:p>
      <text:p text:style-name="P4"><text:span text:style-name="T5">[Hebrew]/</text:span></text:p>
      <text:p text:style-name="P4"><text:span text:style-name="T5">[Hebrew]/</text:span></text:p>
      <text:p text:style-name="P4"><text:span text:style-name="T5">Priest, chief, [Hebrew]/</text:span></text:p>
      <text:p text:style-name="P4"><text:span text:style-name="T5">[Hebrew]/</text:span></text:p>
      <text:p text:style-name="P4"><text:span text:style-name="T5">[Hebrew]/</text:span></text:p>
      <text:p text:style-name="P4"><text:span text:style-name="T5">Delight [Hebrew]/</text:span></text:p>
      <text:p text:style-name="P4"><text:span text:style-name="T5">A wicked man [Hebrew]/</text:span></text:p>
      <text:p text:style-name="P4"><text:span text:style-name="T5">[Hebrew]/</text:span></text:p>
      <text:p text:style-name="P4"><text:span text:style-name="T5">[Hebrew]/</text:span></text:p>
      <text:p text:style-name="P4"><text:span text:style-name="T5"/></text:p>
      <text:p text:style-name="P4"><text:span text:style-name="T5">[Page 2]<text:line-break/>[Hebrew] translated "stock," may be more readily understood than "boll"/</text:span></text:p>
      <text:p text:style-name="P4"><text:span text:style-name="T5">[Hebrew] in the middle </text:span><text:span text:style-name="T3">both</text:span><text:span text:style-name="T5"> either of day </text:span><text:span text:style-name="T3">and</text:span><text:span text:style-name="T5"> or of night./</text:span></text:p>
      <text:p text:style-name="P4"><text:span text:style-name="T5">I consider [Hebrew] to be any fermented food, and [Hebrew] the object causing fermentation./</text:span></text:p>
      <text:p text:style-name="P4"><text:span text:style-name="T5">[Hebrew] with Dagesh in the Dalet./</text:span></text:p>
      <text:p text:style-name="P4"><text:span text:style-name="T5">Why [Hebrew] "Warriors" &amp; not "captains", from [Hebrew] the third in order of rank from/ the Supreme Ruler, who is the king? <text:s/>[Hebrew]/</text:span></text:p>
      <text:p text:style-name="P4"><text:span text:style-name="T5">[Hebrew] with Dagesh in the Noon. <text:s/>[Hebrew] with Dagesh in the Lamed,/ [Hebrew] with Thibooz &amp; Dagesh. <text:s/>[Hebrew] with Dagesh in the </text:span><text:span text:style-name="T4">Seen</text:span><text:span text:style-name="T5">/</text:span></text:p>
      <text:p text:style-name="P4"><text:span text:style-name="T5">I prefer the translation of "festivals" for the word [Hebrew] to that of/ </text:span><text:span text:style-name="T4">times</text:span><text:span text:style-name="T5">; though no doubt it is so called, because we wended our/ </text:span><text:span text:style-name="T4">steps</text:span><text:span text:style-name="T5"> towards the Sanctuary, (compare [Hebrew]) [Hebrew]/ [Hebrew] cannot be properly rendered "male," for [Hebrew] is the right word;/ I have no doubt that [Hebrew] means "those that </text:span><text:span text:style-name="T3">p</text:span><text:span text:style-name="T5"> thou possessest[sic!] </text:span><text:span text:style-name="T3">among</text:span><text:span text:style-name="T5"> of/ the male kind. <text:s/>I would at all events, use both words./</text:span></text:p>
      <text:p text:style-name="P4"><text:span text:style-name="T5">I deem [Hebrew] to be "one separate", meaning of course the two first </text:span><text:span text:style-name="T3">born</text:span><text:span text:style-name="T5"> sons of around/ the seventy Moses; spoken of above./</text:span></text:p>
      <text:p text:style-name="P4"><text:span text:style-name="T5">[Hebrew] "offering" agrees more with the original than "tribute", for, it is derived/ from [Hebrew] to set apart &amp; elevate, to give it to one superior./</text:span></text:p>
      <text:p text:style-name="P4"><text:span text:style-name="T5"/></text:p>
      <text:p text:style-name="P4"><text:soft-page-break/><text:span text:style-name="T5">[Page 3]</text:span></text:p>
      <text:p text:style-name="P4"><text:span text:style-name="T5">Why the word "thread" </text:span><text:span text:style-name="T3">next</text:span><text:span text:style-name="T5"> in connection with [Hebrew]? <text:s/>[Hebrew]/ [Hebrew] with Dagesh in the Fav./</text:span></text:p>
      <text:p text:style-name="P4"><text:span text:style-name="T5">[Hebrew] with Dagesh in the Noon./</text:span></text:p>
      <text:p text:style-name="P4"><text:span text:style-name="T5">The word [Hebrew] conveys both the idea of "ornament" &amp; of "glory"/ </text:span></text:p>
      <text:p text:style-name="P4"><text:span text:style-name="T5">[Hebrew] with Dagesh in the mem/</text:span></text:p>
      <text:p text:style-name="P4"><text:span text:style-name="T5">[Hebrew] with Dagesh in the Noon/</text:span></text:p>
      <text:p text:style-name="P4"><text:span text:style-name="T5">I do not like "incension" for [Hebrew], though I can scarcely suggest a better rendering./</text:span></text:p>
      <text:p text:style-name="P4"><text:span text:style-name="T5">[Hebrew] "the composition" of a "thing compounded" is, I think, the correct/ version./</text:span></text:p>
      <text:p text:style-name="P4"><text:span text:style-name="T5">[Hebrew] with Dagesh in the Fav. [Hebrew] with Dagesh in the Lamed./</text:span></text:p>
      <text:p text:style-name="P4"><text:span text:style-name="T5">[Hebrew] according to the Targumim is "a chair" [Hebrew] with Dagesh in the Bet/</text:span></text:p>
      <text:p text:style-name="P4"><text:span text:style-name="T5">I would put [Hebrew] eye-brows "together; for [Hebrew] alone means the upper-part./</text:span></text:p>
      <text:p text:style-name="P4"><text:span text:style-name="T5">[Hebrew] cannot be applicable to a female, consequently, instead of "chin",/ </text:span></text:p>
      <text:p text:style-name="P4"><text:span text:style-name="T5">I would translate it, "bearded chin". <text:s/>[Hebrew] with Dagesh in the Tov./</text:span></text:p>
      <text:p text:style-name="P4"><text:span text:style-name="T5">[Hebrew]. <text:s/>Might be rendered "a strong wind" symbolizing the driving away of national/ sins. <text:s/>([Hebrew] strong--(wind)--&amp; [Hebrew] he went)/</text:span></text:p>
      <text:p text:style-name="P4"><text:span text:style-name="T5">[Hebrew] with Dagesh in the Kof/</text:span></text:p>
      <text:p text:style-name="P4"><text:span text:style-name="T5">[Hebrew] with dagesh in the Lamed/</text:span></text:p>
      <text:p text:style-name="P4"><text:span text:style-name="T5">[Hebrew] is not "assembling" but </text:span><text:span text:style-name="T4">abstaining</text:span><text:span text:style-name="T5"> &amp; </text:span><text:span text:style-name="T4">detaining</text:span><text:span text:style-name="T5">, conveying the idea that the/ day is consecrated to God, &amp; therefore no labor should be performed, &amp; the time should be devoted/ in remaining at the Sanctuary./</text:span></text:p>
      <text:p text:style-name="P4"><text:span text:style-name="T5">[Hebrew] with [Hebrew] might be rendered "shouting" but [Hebrew] in the/ [Hebrew] means in this case no doubt, the noise of loud singing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3T13:17:18.28</meta:creation-date>
    <meta:document-statistic meta:table-count="0" meta:image-count="0" meta:object-count="0" meta:page-count="4" meta:paragraph-count="135" meta:word-count="866" meta:character-count="5497"/>
    <dc:date>2012-01-23T13:55:06.56</dc:date>
    <dc:creator>Penn Libraries</dc:creator>
    <meta:editing-duration>PT00H07M27S</meta:editing-duration>
    <meta:editing-cycles>1</meta:editing-cycles>
    <meta:generator>OpenOffice.org/3.2$Win32 OpenOffice.org_project/320m12$Build-9483</meta:generator>
  </office:meta>
</office:document-meta>
</file>